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34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0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centX</text:p>
          </table:table-cell>
          <table:table-cell table:formula="of:=[.E5]/[.E4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10</text:p>
          </table:table-cell>
          <table:table-cell table:formula="of:=SUM([.A6:.A10])+SUM([.A5:.A11])+3*SUM([.A4:.A12])+3*SUM([.A3:.A13])+3*SUM([.A6:.A10])" office:value-type="float" office:value="3654" calcext:value-type="float">
            <text:p>3654</text:p>
          </table:table-cell>
          <table:table-cell/>
          <table:table-cell office:value-type="string" calcext:value-type="string">
            <text:p>centY</text:p>
          </table:table-cell>
          <table:table-cell table:formula="of:=[.E6]/[.E4]" office:value-type="float" office:value="24.8390804597701" calcext:value-type="float">
            <text:p>24.839080459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m01</text:p>
          </table:table-cell>
          <table:table-cell table:formula="of:=20*5+7*21+9*22+9*23+9*24+11*25+11*26+11*27+5*28+5*29+5*30" office:value-type="float" office:value="2161" calcext:value-type="float">
            <text:p>2161</text:p>
          </table:table-cell>
          <table:table-cell/>
          <table:table-cell office:value-type="string" calcext:value-type="string">
            <text:p>Theta (profe)</text:p>
          </table:table-cell>
          <table:table-cell table:formula="of:=0.5*ATAN2([.H7]-[.H8];2*[.H9])" office:value-type="float" office:value="1.5707963267949" calcext:value-type="float">
            <text:p>1.5707963268</text:p>
          </table:table-cell>
          <table:table-cell table:formula="of:=[.H6]*180/3.1415" office:value-type="float" office:value="90.0026544081112" calcext:value-type="float">
            <text:p>90.00265440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20</text:p>
          </table:table-cell>
          <table:table-cell table:formula="of:=[.A6]^2+[.A7]^2+[.A8]^2+[.A9]^2+[.A10]^2+[.A5]^2+[.A6]^2+[.A7]^2+[.A8]^2+[.A9]^2+[.A10]^2+[.A11]^2+3*([.A4]^2+[.A5]^2+[.A6]^2+[.A7]^2+[.A8]^2+[.A9]^2+[.A10]^2+[.A11]^2+[.A12]^2)+3*([.A3]^2+[.A4]^2+[.A5]^2+[.A6]^2+[.A7]^2+[.A8]^2+[.A9]^2+[.A10]^2+[.A11]^2+[.A12]^2+[.A13]^2)+3*([.A6]^2+[.A7]^2+[.A8]^2+[.A9]^2+[.A10]^2)" office:value-type="float" office:value="154046" calcext:value-type="float">
            <text:p>154046</text:p>
          </table:table-cell>
          <table:table-cell/>
          <table:table-cell office:value-type="string" calcext:value-type="string">
            <text:p>mu20</text:p>
          </table:table-cell>
          <table:table-cell table:formula="of:=[.E7]-[.H4]*[.E5]"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02</text:p>
          </table:table-cell>
          <table:table-cell table:formula="of:=5*[.B4]^2+7*[.B5]^2+9*[.B6]^2+9*[.B7]^2+9*[.B8]^2+11*[.B9]^2+11*[.B10]^2+11*[.B11]^2+5*[.B12]^2+5*[.B13]^2+5*[.B14]^2" office:value-type="float" office:value="54343" calcext:value-type="float">
            <text:p>54343</text:p>
          </table:table-cell>
          <table:table-cell/>
          <table:table-cell office:value-type="string" calcext:value-type="string">
            <text:p>mu02</text:p>
          </table:table-cell>
          <table:table-cell table:formula="of:=[.E8]-[.H5]*[.E6]" office:value-type="float" office:value="665.747126436778" calcext:value-type="float">
            <text:p>665.747126436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11</text:p>
          </table:table-cell>
          <table:table-cell table:formula="of:=20*SUM([.A6:.A10])+21*SUM([.A5:.A11])+22*SUM([.A4:.A12])+23*SUM([.A4:.A12])+24*SUM([.A4:.A12])+25*SUM([.A3:.A13])+26*SUM([.A3:.A13])+27*SUM([.A3:.A13])+28*SUM([.A6:.A10])+29*SUM([.A6:.A10])+30*SUM([.A6:.A10])" office:value-type="float" office:value="90762" calcext:value-type="float">
            <text:p>90762</text:p>
          </table:table-cell>
          <table:table-cell/>
          <table:table-cell office:value-type="string" calcext:value-type="string">
            <text:p>mu11</text:p>
          </table:table-cell>
          <table:table-cell table:formula="of:=[.E9]-[.H5]*[.H4]*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09:37:31.925025941</meta:creation-date>
    <dc:date>2015-11-01T10:55:40.367937757</dc:date>
    <meta:editing-duration>PT1H8M7S</meta:editing-duration>
    <meta:editing-cycles>7</meta:editing-cycles>
    <meta:generator>LibreOffice/4.2.8.2$Linux_X86_64 LibreOffice_project/420m0$Build-2</meta:generator>
    <meta:document-statistic meta:table-count="1" meta:cell-count="47" meta:object-count="0"/>
  </office:meta>
</office:document-meta>
</file>